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id="id1" draw:layer="layout" svg:width="4.445cm" svg:height="1.27cm" svg:x="2.325cm" svg:y="1.469cm">
          <text:p text:style-name="P1">tilikausi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2" draw:layer="layout" svg:width="4.445cm" svg:height="1.27cm" svg:x="5.715cm" svg:y="4.981cm">
          <text:p text:style-name="P1">tilitapahtum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3" draw:layer="layout" svg:width="4.025cm" svg:height="1.27cm" svg:x="2.54cm" svg:y="6.985cm">
          <text:p text:style-name="P1">talousarvio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6" draw:layer="layout" svg:width="5.08cm" svg:height="1.27cm" svg:x="9.216cm" svg:y="6.985cm">
          <text:p text:style-name="P1">talousarvio_tili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4" draw:layer="layout" svg:width="3.175cm" svg:height="1.27cm" svg:x="10.169cm" svg:y="1.469cm">
          <text:p text:style-name="P1">tili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id="id5" draw:layer="layout" svg:width="2.54cm" svg:height="1.27cm" svg:x="7.002cm" svg:y="3.345cm">
          <text:p text:style-name="P1">lasku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id="id7" draw:layer="layout" svg:width="3.398cm" svg:height="1.27cm" svg:x="15.017cm" svg:y="1.469cm">
          <text:p text:style-name="P1">käyttäjä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svg:x1="4.547cm" svg:y1="2.739cm" svg:x2="5.715cm" svg:y2="5.615cm" draw:start-shape="id1" draw:start-glue-point="2" draw:end-shape="id2" draw:end-glue-point="5">
          <text:p/>
        </draw:connector>
        <draw:connector draw:style-name="gr2" draw:text-style-name="P2" draw:layer="layout" svg:x1="4.547cm" svg:y1="2.739cm" svg:x2="4.552cm" svg:y2="6.985cm" draw:start-shape="id1" draw:start-glue-point="2" draw:end-shape="id3">
          <text:p/>
        </draw:connector>
        <draw:connector draw:style-name="gr2" draw:text-style-name="P2" draw:layer="layout" svg:x1="6.77cm" svg:y1="2.104cm" svg:x2="10.169cm" svg:y2="2.104cm" draw:start-shape="id1" draw:end-shape="id4">
          <text:p/>
        </draw:connector>
        <draw:connector draw:style-name="gr2" draw:text-style-name="P2" draw:layer="layout" svg:x1="4.547cm" svg:y1="2.739cm" svg:x2="7.002cm" svg:y2="3.979cm" draw:start-shape="id1" draw:end-shape="id5" draw:end-glue-point="5">
          <text:p/>
        </draw:connector>
        <draw:connector draw:style-name="gr2" draw:text-style-name="P2" draw:layer="layout" svg:x1="6.565cm" svg:y1="7.62cm" svg:x2="9.216cm" svg:y2="7.62cm" draw:start-shape="id3" draw:start-glue-point="1" draw:end-shape="id6">
          <text:p/>
        </draw:connector>
        <draw:connector draw:style-name="gr2" draw:text-style-name="P2" draw:layer="layout" svg:x1="11.756cm" svg:y1="2.739cm" svg:x2="10.16cm" svg:y2="5.615cm" draw:start-shape="id4" draw:start-glue-point="6" draw:end-shape="id2" draw:end-glue-point="7">
          <text:p/>
        </draw:connector>
        <draw:connector draw:style-name="gr2" draw:text-style-name="P2" draw:layer="layout" svg:x1="11.756cm" svg:y1="2.739cm" svg:x2="11.755cm" svg:y2="6.985cm" draw:start-shape="id4" draw:end-shape="id6" draw:end-glue-point="4">
          <text:p/>
        </draw:connector>
        <draw:connector draw:style-name="gr2" draw:text-style-name="P2" draw:layer="layout" svg:x1="11.756cm" svg:y1="2.739cm" svg:x2="9.542cm" svg:y2="3.979cm" draw:start-shape="id4" draw:start-glue-point="6" draw:end-shape="id5" draw:end-glue-point="7">
          <text:p/>
        </draw:connector>
        <draw:connector draw:style-name="gr3" draw:text-style-name="P2" draw:layer="layout" svg:x1="13.344cm" svg:y1="2.104cm" svg:x2="15.017cm" svg:y2="2.104cm" draw:start-shape="id4" draw:end-shape="id7" draw:end-glue-point="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pitch-asian="variable" style:font-size-asian="24pt" style:language-asian="en" style:country-asian="US" style:font-family-complex="Lucidasans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